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ddAndViewOrganizatio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number-columns-repeated="117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table:number-columns-repeated="117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6/03/2017</text:date>, <text:time>14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4:40:46</dc:date>
    <meta:creation-date>2014-12-16T16:26:20Z</meta:creation-date>
    <meta:editing-cycles>85</meta:editing-cycles>
    <meta:editing-duration>P1DT11H36M32S</meta:editing-duration>
    <meta:generator>OpenOffice/4.1.2$Unix OpenOffice.org_project/412m3$Build-9782</meta:generator>
    <meta:initial-creator>sakshi juneja</meta:initial-creator>
    <meta:document-statistic meta:table-count="2" meta:cell-count="28" meta:object-count="0"/>
  </office:meta>
</office:document-meta>
</file>